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7870" officeooo:paragraph-rsid="0015787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57870" officeooo:paragraph-rsid="00157870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57870" officeooo:paragraph-rsid="0018830c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57870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7431a" officeooo:paragraph-rsid="0017431a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8830c" officeooo:paragraph-rsid="0018830c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9b9d0" officeooo:paragraph-rsid="0019b9d0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4b5ae6" officeooo:paragraph-rsid="004b5ae6"/>
    </style:style>
    <style:style style:name="T1" style:family="text">
      <style:text-properties officeooo:rsid="00157870"/>
    </style:style>
    <style:style style:name="T2" style:family="text">
      <style:text-properties officeooo:rsid="0017431a"/>
    </style:style>
    <style:style style:name="T3" style:family="text">
      <style:text-properties officeooo:rsid="004b5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ing system protocl</text:p>
      <text:p text:style-name="P1"/>
      <text:list xml:id="list3101125767" text:style-name="L1">
        <text:list-item>
          <text:p text:style-name="P2">Molecular dynamics software – LAMMPS</text:p>
          <text:p text:style-name="P2"/>
        </text:list-item>
        <text:list-item>
          <text:p text:style-name="P2">Force fields:</text:p>
          <text:p text:style-name="P2"/>
          <text:list>
            <text:list-item>
              <text:p text:style-name="P2">Cu</text:p>
              <text:list>
                <text:list-item>
                  <text:p text:style-name="P2">Embedded atom model (EAM), using LAMMPS Cu_u3.eam configuration file</text:p>
                </text:list-item>
                <text:list-item>
                  <text:p text:style-name="P4"><text:span text:style-name="T1">Lennard-Jones (LJ), using p</text:span>arameters from “The molecular dynamic simulation on impact and friction characters of nanofluids with many nanoparticles system”, <text:a xlink:type="simple" xlink:href="https://www.researchgate.net/figure/LJ-potential-parameters-for-simulation_tbl1_51450660" text:style-name="Internet_20_link" text:visited-style-name="Visited_20_Internet_20_Link">https://www.researchgate.net/figure/LJ-potential-parameters-for-simulation_tbl1_51450660</text:a></text:p>
                </text:list-item>
              </text:list>
              <text:p text:style-name="P2"/>
            </text:list-item>
            <text:list-item>
              <text:p text:style-name="P2"><text:span text:style-name="T2">O</text:span>ctadecene</text:p>
              <text:list>
                <text:list-item>
                  <text:p text:style-name="P4"><text:span text:style-name="T1">Full description using LJ, GAFF2 force field calculated using pysimm package, </text:span><text:bookmark text:name="screen-reader-main-title"/><text:span text:style-name="T1">“</text:span><text:span text:style-name="Emphasis">pysimm</text:span>: A python package for simulation of molecular systems”, https://www.sciencedirect.com/science/article/pii/S2352711016300395</text:p>
                </text:list-item>
                <text:list-item>
                  <text:p text:style-name="P5">United atom model using LJ, parameters calculated using the TraPPE model, “Transferable Potentials for Phase Equilibria. 4. United-Atom Description of Linear and Branched Alkenes and Alkylbenzenes”,</text:p>
                  <text:p text:style-name="P5"><text:s/><text:a xlink:type="simple" xlink:href="https://pubs.acs.org/doi/10.1021/jp001044x" text:style-name="Internet_20_link" text:visited-style-name="Visited_20_Internet_20_Link">https://pubs.acs.org/doi/10.1021/jp001044x</text:a></text:p>
                </text:list-item>
              </text:list>
              <text:p text:style-name="P5"/>
            </text:list-item>
            <text:list-item>
              <text:p text:style-name="P6">Triphenylphosphite</text:p>
              <text:list>
                <text:list-item>
                  <text:p text:style-name="P3">Full description using LJ, GAFF2 force field calculated using pysimm package</text:p>
                </text:list-item>
                <text:list-item>
                  <text:p text:style-name="P7">United atom model for the phenyl’s CH sites using LJ. LJ coefficients for CH sites and bond/angle coefficients were taken from the TraPPE model for this kind of aromatic CH sites. Other LJ coefficients are the same as in the full atom description</text:p>
                </text:list-item>
              </text:list>
            </text:list-item>
          </text:list>
          <text:p text:style-name="P6"/>
        </text:list-item>
        <text:list-item>
          <text:p text:style-name="P6">Structure desing:</text:p>
          <text:list>
            <text:list-header>
              <text:p text:style-name="P6"/>
            </text:list-header>
            <text:list-item>
              <text:p text:style-name="P6">Full description using Avogadro</text:p>
            </text:list-item>
            <text:list-item>
              <text:p text:style-name="P6">United atom using TraPPE model’s tool in <text:a xlink:type="simple" xlink:href="http://trappe.oit.umn.edu/#UA" text:style-name="Internet_20_link" text:visited-style-name="Visited_20_Internet_20_Link">http://trappe.oit.umn.edu/#UA</text:a></text:p>
              <text:p text:style-name="P8"/>
            </text:list-item>
          </text:list>
        </text:list-item>
        <text:list-item>
          <text:p text:style-name="P8">Radial distribution function:</text:p>
          <text:list>
            <text:list-header>
              <text:p text:style-name="P8"/>
            </text:list-header>
            <text:list-item>
              <text:p text:style-name="P8">Cu – retrieved from:</text:p>
              <text:p text:style-name="P8"><text:s/><text:a xlink:type="simple" xlink:href="https://www.researchgate.net/publication/226502477_Simulation_of_the_processes_of_structuring_of_copper_nanoclusters_in_terms_of_the_tight-binding_potential#pf7" text:style-name="Internet_20_link" text:visited-style-name="Visited_20_Internet_20_Link">https://www.researchgate.net/publication/226502477_Simulation_of_the_processes_of_structuring_of_copper_nanoclusters_in_terms_of_the_tight-binding_potential#pf7</text:a></text:p>
            </text:list-item>
            <text:list-item>
              <text:p text:style-name="P8">a</text:p>
            </text:list-item>
          </text:list>
        </text:list-item>
        <text:list-item>
          <text:p text:style-name="P8">X-ray diffraction:</text:p>
          <text:list>
            <text:list-header>
              <text:p text:style-name="P8"/>
            </text:list-header>
            <text:list-item>
              <text:p text:style-name="P8">Cu – retrieved from https://arxiv.org/pdf/1003.6068.pdf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0:14:24.563275061</meta:creation-date>
    <dc:date>2021-12-12T15:19:33.395256122</dc:date>
    <meta:editing-duration>PT2H55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202" meta:character-count="1619" meta:non-whitespace-character-count="1464"/>
  </office:meta>
</office:document-meta>
</file>